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 zyskasz dzieki Bazgroszyt.pl?</text:p>
      <text:p text:style-name="Standard"/>
      <text:p text:style-name="Standard">Rozwoj wyobrazni</text:p>
      <text:p text:style-name="Standard">Dzięki twórczym kolorowankom, Twoje dziecko ma szansę wejść w fantastyczny świat Kredziaków, by wraz z nimi poznawać ciekawostki na temat świata, łącząc zdobytą wiedzę z beztroską nauką.</text:p>
      <text:p text:style-name="Standard"/>
      <text:p text:style-name="Standard">Zabawa razem z rodzicami</text:p>
      <text:p text:style-name="Standard">Wszystkie zadania zawarte w darmowych kolorowankach dla dzieci są zadaniami otwartymi, dzięki którym dziecko może dokończyć opowiadaną historię w dowolny sposób, będąc tym samym współtwórcą przygód zabawnych Kredziaków.</text:p>
      <text:p text:style-name="Standard"/>
      <text:p text:style-name="Standard">Kształtowanie postawy prospołecznej</text:p>
      <text:p text:style-name="Standard">Oprócz edukacyjnych kolorowanek, Bazgroszyt bogaty jest w karty do nauki pisania, która nie przypomina nudnej edukacji – każdy z jej elementów urozmaicony jest dobrą zabawą, dzięki której dziecko rozluźnia się i chętnie wykonuje polecane ćwiczenia.</text:p>
      <text:p text:style-name="Standard"/>
      <text:p text:style-name="Standard">Poszerzanie wiedzy</text:p>
      <text:p text:style-name="Standard">Dzięki twórczym kolorowankom, Twoje dziecko ma szansę wejść w fantastyczny świat Kredziaków, by wraz z nimi poznawać ciekawostki na temat świata, łącząc zdobytą wiedzę z beztroską nauką.</text:p>
      <text:p text:style-name="Standard"/>
      <text:p text:style-name="Standard">Zabawa razem z rodzicami</text:p>
      <text:p text:style-name="Standard">Wszystkie zadania zawarte w darmowych kolorowankach dla dzieci są zadaniami otwartymi, dzięki którym dziecko może dokończyć opowiadaną historię w dowolny sposób, będąc tym samym współtwórcą przygód zabawnych Kredziakśów.</text:p>
      <text:p text:style-name="Standard"/>
      <text:p text:style-name="Standard">Kształtowanie postawy prospołecznej</text:p>
      <text:p text:style-name="Standard">Oprócz edukacyjnych kolorowanek, Bazgroszyt bogaty jest w karty do nauki pisania, która nie przypomina nudnej edukacji – każdy z jej elementów urozmaicony jest dobrą zabawą, dzięki której dziecko rozluźnia się i chętnie wykonuje polecane ćwicz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15:13:20.54</meta:creation-date>
    <meta:document-statistic meta:table-count="0" meta:image-count="0" meta:object-count="0" meta:page-count="1" meta:paragraph-count="13" meta:word-count="202" meta:character-count="1491"/>
    <dc:date>2013-01-30T15:16:46.89</dc:date>
    <meta:editing-duration>PT00H03M27S</meta:editing-duration>
    <meta:editing-cycles>1</meta:editing-cycles>
    <meta:generator>OpenOffice.ux.pl/3.2$Win32 OpenOffice.org_project/320m12$Build-39483</meta:generator>
  </office:meta>
</office:document-meta>
</file>